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5291in"/>
    </style:style>
    <style:style style:name="co5" style:family="table-column">
      <style:table-column-properties fo:break-before="auto" style:column-width="0.3264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0.6366in"/>
    </style:style>
    <style:style style:name="co9" style:family="table-column">
      <style:table-column-properties fo:break-before="auto" style:column-width="1.0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entury Schoolbook 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9966cc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996633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6633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74pt solid #000000" fo:border-right="0.74pt solid #ff0000" fo:border-top="none"/>
    </style:style>
    <style:style style:name="ce12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996633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#00ff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ff00ff" fo:border-left="0.06pt solid #000000" fo:border-right="none" fo:border-top="0.06pt solid #000000"/>
      <style:text-properties style:use-window-font-color="true"/>
    </style:style>
    <style:style style:name="ce16" style:family="table-cell" style:parent-style-name="Default">
      <style:table-cell-properties fo:border-bottom="0.06pt solid #000000" fo:background-color="#9966cc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0000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#ff6633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ffffff" fo:border-left="0.06pt solid #ff0000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0.74pt solid #ff0000" fo:border-right="0.74pt solid #000000" fo:border-top="none"/>
    </style:style>
    <style:style style:name="ce24" style:family="table-cell" style:parent-style-name="Default">
      <style:table-cell-properties fo:border-bottom="0.06pt solid #000000" fo:background-color="#ffffff" fo:border-left="0.06pt solid #ff0000" fo:border-right="0.06pt solid #000000" fo:border-top="none"/>
    </style:style>
    <style:style style:name="ce25" style:family="table-cell" style:parent-style-name="Default">
      <style:table-cell-properties fo:border-bottom="0.06pt solid #000000" fo:background-color="#996633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ff00ff" fo:border-left="none" fo:border-right="0.06pt solid #000000" fo:border-top="0.06pt solid #000000"/>
      <style:text-properties style:use-window-font-color="true"/>
    </style:style>
    <style:style style:name="ce27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28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ackground-color="#280099" fo:border-left="0.06pt solid #000000" fo:border-right="none" fo:border-top="0.06pt solid #000000"/>
      <style:text-properties fo:color="#ffffff"/>
    </style:style>
    <style:style style:name="ce31" style:family="table-cell" style:parent-style-name="Default">
      <style:table-cell-properties fo:border-bottom="0.06pt solid #000000" fo:background-color="#9999ff" fo:border-left="0.06pt solid #000000" fo:border-right="none" fo:border-top="0.06pt solid #000000"/>
    </style:style>
    <style:style style:name="ce32" style:family="table-cell" style:parent-style-name="Default">
      <style:table-cell-properties fo:border-bottom="0.06pt solid #000000" fo:background-color="#83caff" fo:border-left="0.06pt solid #000000" fo:border-right="none" fo:border-top="0.06pt solid #000000"/>
    </style:style>
    <style:style style:name="ce33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280099" fo:border-left="none" fo:border-right="0.06pt solid #000000" fo:border-top="0.06pt solid #000000"/>
      <style:text-properties fo:color="#ffffff"/>
    </style:style>
    <style:style style:name="ce37" style:family="table-cell" style:parent-style-name="Default">
      <style:table-cell-properties fo:border-bottom="0.06pt solid #000000" fo:background-color="#9999ff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ackground-color="#83caff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ield Description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ddsam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dition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ditional Type</text:p>
          </table:table-cell>
          <table:table-cell office:value-type="string" calcext:value-type="string">
            <text:p>addsdesc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itio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eet Addres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dress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olunteer</text:p>
          </table:table-cell>
          <table:table-cell table:number-columns-repeated="2" office:value-type="string" calcext:value-type="string">
            <text:p>te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V Slips</text:p>
          </table:table-cell>
          <table:table-cell office:value-type="string" calcext:value-type="string">
            <text:p>slip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artments</text:p>
          </table:table-cell>
          <table:table-cell office:value-type="string" calcext:value-type="string">
            <text:p>apar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als</text:p>
          </table:table-cell>
          <table:table-cell office:value-type="string" calcext:value-type="string">
            <text:p>meal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urch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urch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urch phone #</text:p>
          </table:table-cell>
          <table:table-cell office:value-type="string" calcext:value-type="string">
            <text:p>church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urch addres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eekly Cap</text:p>
          </table:table-cell>
          <table:table-cell office:value-type="string" calcext:value-type="string">
            <text:p>wkca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eekly Max</text:p>
          </table:table-cell>
          <table:table-cell office:value-type="string" calcext:value-type="string">
            <text:p>wk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x RV Slips</text:p>
          </table:table-cell>
          <table:table-cell office:value-type="string" calcext:value-type="string">
            <text:p>rv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x Apartments</text:p>
          </table:table-cell>
          <table:table-cell office:value-type="string" calcext:value-type="string">
            <text:p>ap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eck #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yment Rcvr</text:p>
          </table:table-cell>
          <table:table-cell office:value-type="string" calcext:value-type="string">
            <text:p>payver</text:p>
          </table:table-cell>
          <table:table-cell office:value-type="string" calcext:value-type="string">
            <text:p>char(4)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yment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yment Amoun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yment Date</text:p>
          </table:table-cell>
          <table:table-cell office:value-type="string" calcext:value-type="string">
            <text:p>pay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eam ID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s Processing?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servation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hone/Email/Visit</text:p>
          </table:table-cell>
          <table:table-cell office:value-type="string" calcext:value-type="string">
            <text:p>contype</text:p>
          </table:table-cell>
          <table:table-cell office:value-type="string" calcext:value-type="string">
            <text:p>char(2)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imary Date</text:p>
          </table:table-cell>
          <table:table-cell office:value-type="string" calcext:value-type="string">
            <text:p>date1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condary Date</text:p>
          </table:table-cell>
          <table:table-cell office:value-type="string" calcext:value-type="string">
            <text:p>date2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rtiary Date</text:p>
          </table:table-cell>
          <table:table-cell office:value-type="string" calcext:value-type="string">
            <text:p>date3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am Leader</text:p>
          </table:table-cell>
          <table:table-cell office:value-type="string" calcext:value-type="string">
            <text:p>volunteer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hone #</text:p>
          </table:table-cell>
          <table:table-cell office:value-type="string" calcext:value-type="string">
            <text:p>day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urch Name</text:p>
          </table:table-cell>
          <table:table-cell office:value-type="string" calcext:value-type="string">
            <text:p>church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urch Address</text:p>
          </table:table-cell>
          <table:table-cell office:value-type="string" calcext:value-type="string">
            <text:p>c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urch Phone</text:p>
          </table:table-cell>
          <table:table-cell office:value-type="string" calcext:value-type="string">
            <text:p>church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V Slips</text:p>
          </table:table-cell>
          <table:table-cell office:value-type="string" calcext:value-type="string">
            <text:p>slip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partments</text:p>
          </table:table-cell>
          <table:table-cell office:value-type="string" calcext:value-type="string">
            <text:p>apar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ge at visi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om Assigne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iability Forms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ical Forms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outh Covenant</text:p>
          </table:table-cell>
          <table:table-cell office:value-type="string" calcext:value-type="string">
            <text:p>youthcov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del release</text:p>
          </table:table-cell>
          <table:table-cell office:value-type="string" calcext:value-type="string">
            <text:p>modelperm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afe Sanctuaries form</text:p>
          </table:table-cell>
          <table:table-cell office:value-type="string" calcext:value-type="string">
            <text:p>safesan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der Nam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der Address</text:p>
          </table:table-cell>
          <table:table-cell office:value-type="string" calcext:value-type="string">
            <text:p>l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y Phone</text:p>
          </table:table-cell>
          <table:table-cell office:value-type="string" calcext:value-type="string">
            <text:p>dayphone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e Phone</text:p>
          </table:table-cell>
          <table:table-cell office:value-type="string" calcext:value-type="string">
            <text:p>evephone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ader Cell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urch Name</text:p>
          </table:table-cell>
          <table:table-cell office:value-type="string" calcext:value-type="string">
            <text:p>church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urch Phone</text:p>
          </table:table-cell>
          <table:table-cell office:value-type="string" calcext:value-type="string">
            <text:p>churchphone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urch Address</text:p>
          </table:table-cell>
          <table:table-cell office:value-type="string" calcext:value-type="string">
            <text:p>c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stor’s Name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firmation Date</text:p>
          </table:table-cell>
          <table:table-cell office:value-type="string" calcext:value-type="string">
            <text:p>contac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am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ros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ecial Skills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ckground Date</text:p>
          </table:table-cell>
          <table:table-cell office:value-type="string" calcext:value-type="string">
            <text:p>bgchec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olunteer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volunteer</text:p>
          </table:table-cell>
          <table:table-cell office:value-type="string" calcext:value-type="string">
            <text:p>roste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olunteer Address</text:p>
          </table:table-cell>
          <table:table-cell office:value-type="string" calcext:value-type="string">
            <text:p>v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prin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ecial Needs</text:p>
          </table:table-cell>
          <table:table-cell office:value-type="string" calcext:value-type="string">
            <text:p>acco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eek ID (durable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weeks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eek # (in year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eeks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eeks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eeks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ce3"/>
        <table:table-column table:style-name="co4" table:default-cell-style-name="ce17"/>
        <table:table-column table:style-name="co5" table:default-cell-style-name="Default"/>
        <table:table-column table:style-name="co6" table:default-cell-style-name="ce3"/>
        <table:table-column table:style-name="co7" table:default-cell-style-name="ce17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string" calcext:value-type="string">
            <text:p>Reserve</text:p>
          </table:table-cell>
          <table:table-cell table:style-name="ce16"/>
          <table:table-cell/>
          <table:table-cell table:style-name="ce27" office:value-type="string" calcext:value-type="string">
            <text:p>Address</text:p>
          </table:table-cell>
          <table:table-cell table:style-name="ce34"/>
          <table:table-cell table:number-columns-repeated="6"/>
        </table:table-row>
        <table:table-row table:style-name="ro1">
          <table:table-cell/>
          <table:table-cell table:formula="of:=[Sheet1.C28]" office:value-type="string" office:string-value="id" calcext:value-type="string">
            <text:p>id</text:p>
          </table:table-cell>
          <table:table-cell table:formula="of:=[Sheet1.B28]" office:value-type="string" office:string-value="Reservation ID" calcext:value-type="string">
            <text:p>Reservation I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ddress ID</text:p>
          </table:table-cell>
          <table:table-cell table:number-columns-repeated="6"/>
        </table:table-row>
        <table:table-row table:style-name="ro1">
          <table:table-cell/>
          <table:table-cell table:formula="of:=[Sheet1.C29]" office:value-type="string" office:string-value="contact" calcext:value-type="string">
            <text:p>contact</text:p>
          </table:table-cell>
          <table:table-cell table:formula="of:=[Sheet1.B29]" office:value-type="string" office:string-value="Timestamp" calcext:value-type="string">
            <text:p>Timestamp</text:p>
          </table:table-cell>
          <table:table-cell/>
          <table:table-cell table:formula="of:=[Sheet1.C4]" office:value-type="string" office:string-value="street" calcext:value-type="string">
            <text:p>street</text:p>
          </table:table-cell>
          <table:table-cell table:formula="of:=[Sheet1.B4]" office:value-type="string" office:string-value="Street Address" calcext:value-type="string">
            <text:p>Street Address</text:p>
          </table:table-cell>
          <table:table-cell table:number-columns-repeated="6"/>
        </table:table-row>
        <table:table-row table:style-name="ro1">
          <table:table-cell/>
          <table:table-cell table:formula="of:=[Sheet1.C30]" office:value-type="string" office:string-value="contype" calcext:value-type="string">
            <text:p>contype</text:p>
          </table:table-cell>
          <table:table-cell table:formula="of:=[Sheet1.B30]" office:value-type="string" office:string-value="Phone/Email/Visit" calcext:value-type="string">
            <text:p>Phone/Email/Visit</text:p>
          </table:table-cell>
          <table:table-cell/>
          <table:table-cell table:formula="of:=[Sheet1.C5]" office:value-type="string" office:string-value="city" calcext:value-type="string">
            <text:p>city</text:p>
          </table:table-cell>
          <table:table-cell table:formula="of:=[Sheet1.B5]" office:value-type="string" office:string-value="City" calcext:value-type="string">
            <text:p>City</text:p>
          </table:table-cell>
          <table:table-cell table:number-columns-repeated="6"/>
        </table:table-row>
        <table:table-row table:style-name="ro1">
          <table:table-cell/>
          <table:table-cell table:formula="of:=[Sheet1.C31]" office:value-type="string" office:string-value="date1" calcext:value-type="string">
            <text:p>date1</text:p>
          </table:table-cell>
          <table:table-cell table:formula="of:=[Sheet1.B31]" office:value-type="string" office:string-value="Primary Date" calcext:value-type="string">
            <text:p>Primary Date</text:p>
          </table:table-cell>
          <table:table-cell/>
          <table:table-cell table:formula="of:=[Sheet1.C6]" office:value-type="string" office:string-value="state" calcext:value-type="string">
            <text:p>state</text:p>
          </table:table-cell>
          <table:table-cell table:formula="of:=[Sheet1.B6]" office:value-type="string" office:string-value="State" calcext:value-type="string">
            <text:p>State</text:p>
          </table:table-cell>
          <table:table-cell table:number-columns-repeated="6"/>
        </table:table-row>
        <table:table-row table:style-name="ro1">
          <table:table-cell/>
          <table:table-cell table:formula="of:=[Sheet1.C32]" office:value-type="string" office:string-value="date2" calcext:value-type="string">
            <text:p>date2</text:p>
          </table:table-cell>
          <table:table-cell table:formula="of:=[Sheet1.B32]" office:value-type="string" office:string-value="Secondary Date" calcext:value-type="string">
            <text:p>Secondary Date</text:p>
          </table:table-cell>
          <table:table-cell/>
          <table:table-cell table:style-name="ce6" table:formula="of:=[Sheet1.C7]" office:value-type="string" office:string-value="post" calcext:value-type="string">
            <text:p>post</text:p>
          </table:table-cell>
          <table:table-cell table:style-name="ce18" table:formula="of:=[Sheet1.B7]" office:value-type="string" office:string-value="Postal Code" calcext:value-type="string">
            <text:p>Postal Code</text:p>
          </table:table-cell>
          <table:table-cell table:number-columns-repeated="6"/>
        </table:table-row>
        <table:table-row table:style-name="ro1">
          <table:table-cell/>
          <table:table-cell table:formula="of:=[Sheet1.C33]" office:value-type="string" office:string-value="date3" calcext:value-type="string">
            <text:p>date3</text:p>
          </table:table-cell>
          <table:table-cell table:formula="of:=[Sheet1.B33]" office:value-type="string" office:string-value="Tertiary Date" calcext:value-type="string">
            <text:p>Tertiary Dat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34]" office:value-type="string" office:string-value="notes" calcext:value-type="string">
            <text:p>notes</text:p>
          </table:table-cell>
          <table:table-cell table:formula="of:=[Sheet1.B34]" office:value-type="string" office:string-value="Notes" calcext:value-type="string">
            <text:p>Notes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table:formula="of:=[Sheet1.C35]" office:value-type="string" office:string-value="volunteerid" calcext:value-type="string">
            <text:p>volunteerid</text:p>
          </table:table-cell>
          <table:table-cell table:formula="of:=[Sheet1.B35]" office:value-type="string" office:string-value="Team Leader" calcext:value-type="string">
            <text:p>Team Leader</text:p>
          </table:table-cell>
          <table:table-cell/>
          <table:table-cell table:style-name="ce28" office:value-type="string" calcext:value-type="string">
            <text:p>Volunteer</text:p>
          </table:table-cell>
          <table:table-cell table:style-name="ce35"/>
          <table:table-cell table:number-columns-repeated="6"/>
        </table:table-row>
        <table:table-row table:style-name="ro1">
          <table:table-cell/>
          <table:table-cell table:formula="of:=[Sheet1.C36]" office:value-type="string" office:string-value="dayphone" calcext:value-type="string">
            <text:p>dayphone</text:p>
          </table:table-cell>
          <table:table-cell table:formula="of:=[Sheet1.B36]" office:value-type="string" office:string-value="Phone #" calcext:value-type="string">
            <text:p>Phone #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olunteer I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church</text:p>
          </table:table-cell>
          <table:table-cell table:formula="of:=[Sheet1.B38]" office:value-type="string" office:string-value="Church Name" calcext:value-type="string">
            <text:p>Church Name</text:p>
          </table:table-cell>
          <table:table-cell/>
          <table:table-cell table:formula="of:=[Sheet1.C67]" office:value-type="string" office:string-value="given" calcext:value-type="string">
            <text:p>given</text:p>
          </table:table-cell>
          <table:table-cell table:formula="of:=[Sheet1.B67]" office:value-type="string" office:string-value="First Name" calcext:value-type="string">
            <text:p>First Name</text:p>
          </table:table-cell>
          <table:table-cell table:number-columns-repeated="6"/>
        </table:table-row>
        <table:table-row table:style-name="ro1">
          <table:table-cell/>
          <table:table-cell table:formula="of:=[Sheet1.C41]" office:value-type="string" office:string-value="size" calcext:value-type="string">
            <text:p>size</text:p>
          </table:table-cell>
          <table:table-cell table:formula="of:=[Sheet1.B41]" office:value-type="string" office:string-value="Team Size" calcext:value-type="string">
            <text:p>Team Size</text:p>
          </table:table-cell>
          <table:table-cell/>
          <table:table-cell table:formula="of:=[Sheet1.C68]" office:value-type="string" office:string-value="family" calcext:value-type="string">
            <text:p>family</text:p>
          </table:table-cell>
          <table:table-cell table:formula="of:=[Sheet1.B68]" office:value-type="string" office:string-value="Last Name" calcext:value-type="string">
            <text:p>Last Name</text:p>
          </table:table-cell>
          <table:table-cell table:number-columns-repeated="6"/>
        </table:table-row>
        <table:table-row table:style-name="ro1">
          <table:table-cell/>
          <table:table-cell table:formula="of:=[Sheet1.C42]" office:value-type="string" office:string-value="slips" calcext:value-type="string">
            <text:p>slips</text:p>
          </table:table-cell>
          <table:table-cell table:formula="of:=[Sheet1.B42]" office:value-type="string" office:string-value="RV Slips" calcext:value-type="string">
            <text:p>RV Slips</text:p>
          </table:table-cell>
          <table:table-cell/>
          <table:table-cell table:formula="of:=[Sheet1.C75]" office:value-type="string" office:string-value="printname" calcext:value-type="string">
            <text:p>printname</text:p>
          </table:table-cell>
          <table:table-cell table:formula="of:=[Sheet1.B75]" office:value-type="string" office:string-value="Preferred Name" calcext:value-type="string">
            <text:p>Preferred Name</text:p>
          </table:table-cell>
          <table:table-cell table:number-columns-repeated="6"/>
        </table:table-row>
        <table:table-row table:style-name="ro1">
          <table:table-cell/>
          <table:table-cell table:style-name="ce6" table:formula="of:=[Sheet1.C43]" office:value-type="string" office:string-value="aparts" calcext:value-type="string">
            <text:p>aparts</text:p>
          </table:table-cell>
          <table:table-cell table:style-name="ce18" table:formula="of:=[Sheet1.B43]" office:value-type="string" office:string-value="Apartments" calcext:value-type="string">
            <text:p>Apartments</text:p>
          </table:table-cell>
          <table:table-cell/>
          <table:table-cell table:formula="of:=[Sheet1.C69]" office:value-type="string" office:string-value="male" calcext:value-type="string">
            <text:p>male</text:p>
          </table:table-cell>
          <table:table-cell table:formula="of:=[Sheet1.B69]" office:value-type="string" office:string-value="Male" calcext:value-type="string">
            <text:p>Mal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70]" office:value-type="string" office:string-value="skills" calcext:value-type="string">
            <text:p>skills</text:p>
          </table:table-cell>
          <table:table-cell table:formula="of:=[Sheet1.B70]" office:value-type="string" office:string-value="Special Skills" calcext:value-type="string">
            <text:p>Special Skills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73]" office:value-type="string" office:string-value="birth" calcext:value-type="string">
            <text:p>birth</text:p>
          </table:table-cell>
          <table:table-cell table:formula="of:=[Sheet1.B73]" office:value-type="string" office:string-value="Birthdate" calcext:value-type="string">
            <text:p>Birthdate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Team</text:p>
          </table:table-cell>
          <table:table-cell table:style-name="ce19"/>
          <table:table-cell/>
          <table:table-cell table:style-name="ce29" table:formula="of:=[Sheet1.C74]" office:value-type="string" office:string-value="vaddress" calcext:value-type="string">
            <text:p>vaddress</text:p>
          </table:table-cell>
          <table:table-cell table:formula="of:=[Sheet1.B74]" office:value-type="string" office:string-value="volunteer Address" calcext:value-type="string">
            <text:p>volunteer Addr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eam ID</text:p>
          </table:table-cell>
          <table:table-cell/>
          <table:table-cell table:formula="of:=[Sheet1.C76]" office:value-type="string" office:string-value="accom" calcext:value-type="string">
            <text:p>accom</text:p>
          </table:table-cell>
          <table:table-cell table:formula="of:=[Sheet1.B76]" office:value-type="string" office:string-value="Special Needs" calcext:value-type="string">
            <text:p>Special Needs</text:p>
          </table:table-cell>
          <table:table-cell table:number-columns-repeated="6"/>
        </table:table-row>
        <table:table-row table:style-name="ro1">
          <table:table-cell/>
          <table:table-cell table:formula="of:=[Sheet1.C51]" office:value-type="string" office:string-value="arrive" calcext:value-type="string">
            <text:p>arrive</text:p>
          </table:table-cell>
          <table:table-cell table:formula="of:=[Sheet1.B51]" office:value-type="string" office:string-value="Arrival" calcext:value-type="string">
            <text:p>Arrival</text:p>
          </table:table-cell>
          <table:table-cell/>
          <table:table-cell table:formula="of:=[Sheet1.C71]" office:value-type="string" office:string-value="bgcheck" calcext:value-type="string">
            <text:p>bgcheck</text:p>
          </table:table-cell>
          <table:table-cell table:formula="of:=[Sheet1.B71]" office:value-type="string" office:string-value="Background Date" calcext:value-type="string">
            <text:p>Background Date</text:p>
          </table:table-cell>
          <table:table-cell table:number-columns-repeated="6"/>
        </table:table-row>
        <table:table-row table:style-name="ro1">
          <table:table-cell/>
          <table:table-cell table:formula="of:=[Sheet1.C52]" office:value-type="string" office:string-value="depart" calcext:value-type="string">
            <text:p>depart</text:p>
          </table:table-cell>
          <table:table-cell table:formula="of:=[Sheet1.B52]" office:value-type="string" office:string-value="Departure" calcext:value-type="string">
            <text:p>Departure</text:p>
          </table:table-cell>
          <table:table-cell/>
          <table:table-cell table:style-name="ce6" table:formula="of:=[Sheet1.C66]" office:value-type="string" office:string-value="email" calcext:value-type="string">
            <text:p>email</text:p>
          </table:table-cell>
          <table:table-cell table:style-name="ce18" table:formula="of:=[Sheet1.B66]" office:value-type="string" office:string-value="Email address" calcext:value-type="string">
            <text:p>Email address</text:p>
          </table:table-cell>
          <table:table-cell table:number-columns-repeated="6"/>
        </table:table-row>
        <table:table-row table:style-name="ro1">
          <table:table-cell/>
          <table:table-cell table:style-name="ce4" table:formula="of:=[Sheet1.C53]" office:value-type="string" office:string-value="leader" calcext:value-type="string">
            <text:p>leader</text:p>
          </table:table-cell>
          <table:table-cell table:formula="of:=[Sheet1.B53]" office:value-type="string" office:string-value="Leader Name" calcext:value-type="string">
            <text:p>Leader Nam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55]" office:value-type="string" office:string-value="dayphone" calcext:value-type="string">
            <text:p>dayphone</text:p>
          </table:table-cell>
          <table:table-cell table:formula="of:=[Sheet1.B55]" office:value-type="string" office:string-value="Day Phone" calcext:value-type="string">
            <text:p>Day Phon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56]" office:value-type="string" office:string-value="evephone" calcext:value-type="string">
            <text:p>evephone</text:p>
          </table:table-cell>
          <table:table-cell table:formula="of:=[Sheet1.B56]" office:value-type="string" office:string-value="Eve Phone" calcext:value-type="string">
            <text:p>Eve Phone</text:p>
          </table:table-cell>
          <table:table-cell/>
          <table:table-cell table:style-name="ce30" office:value-type="string" calcext:value-type="string">
            <text:p>Charges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formula="of:=[Sheet1.C57]" office:value-type="string" office:string-value="fax" calcext:value-type="string">
            <text:p>fax</text:p>
          </table:table-cell>
          <table:table-cell table:formula="of:=[Sheet1.B57]" office:value-type="string" office:string-value="Fax" calcext:value-type="string">
            <text:p>Fax</text:p>
          </table:table-cell>
          <table:table-cell/>
          <table:table-cell table:style-name="ce9" office:value-type="string" calcext:value-type="string">
            <text:p>team</text:p>
          </table:table-cell>
          <table:table-cell office:value-type="string" calcext:value-type="string">
            <text:p>Team ID</text:p>
          </table:table-cell>
          <table:table-cell table:number-columns-repeated="6"/>
        </table:table-row>
        <table:table-row table:style-name="ro1">
          <table:table-cell/>
          <table:table-cell table:formula="of:=[Sheet1.C58]" office:value-type="string" office:string-value="cell" calcext:value-type="string">
            <text:p>cell</text:p>
          </table:table-cell>
          <table:table-cell table:formula="of:=[Sheet1.B58]" office:value-type="string" office:string-value="Leader Cell" calcext:value-type="string">
            <text:p>Leader Cell</text:p>
          </table:table-cell>
          <table:table-cell/>
          <table:table-cell table:formula="of:=[Sheet1.C9]" office:value-type="string" office:string-value="beds" calcext:value-type="string">
            <text:p>beds</text:p>
          </table:table-cell>
          <table:table-cell table:formula="of:=[Sheet1.B9]" office:value-type="string" office:string-value="Beds" calcext:value-type="string">
            <text:p>Bed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church</text:p>
          </table:table-cell>
          <table:table-cell table:formula="of:=[Sheet1.B59]" office:value-type="string" office:string-value="Church Name" calcext:value-type="string">
            <text:p>Church Name</text:p>
          </table:table-cell>
          <table:table-cell/>
          <table:table-cell table:formula="of:=[Sheet1.C10]" office:value-type="string" office:string-value="slips" calcext:value-type="string">
            <text:p>slips</text:p>
          </table:table-cell>
          <table:table-cell table:formula="of:=[Sheet1.B10]" office:value-type="string" office:string-value="RV Slips" calcext:value-type="string">
            <text:p>RV Slips</text:p>
          </table:table-cell>
          <table:table-cell table:number-columns-repeated="6"/>
        </table:table-row>
        <table:table-row table:style-name="ro1">
          <table:table-cell/>
          <table:table-cell table:formula="of:=[Sheet1.C62]" office:value-type="string" office:string-value="pastor" calcext:value-type="string">
            <text:p>pastor</text:p>
          </table:table-cell>
          <table:table-cell table:formula="of:=[Sheet1.B62]" office:value-type="string" office:string-value="Pastor’s Name" calcext:value-type="string">
            <text:p>Pastor’s Name</text:p>
          </table:table-cell>
          <table:table-cell/>
          <table:table-cell table:formula="of:=[Sheet1.C11]" office:value-type="string" office:string-value="aparts" calcext:value-type="string">
            <text:p>aparts</text:p>
          </table:table-cell>
          <table:table-cell table:formula="of:=[Sheet1.B11]" office:value-type="string" office:string-value="Apartments" calcext:value-type="string">
            <text:p>Apartments</text:p>
          </table:table-cell>
          <table:table-cell table:number-columns-repeated="6"/>
        </table:table-row>
        <table:table-row table:style-name="ro1">
          <table:table-cell/>
          <table:table-cell table:formula="of:=[Sheet1.C63]" office:value-type="string" office:string-value="size" calcext:value-type="string">
            <text:p>size</text:p>
          </table:table-cell>
          <table:table-cell table:formula="of:=[Sheet1.B63]" office:value-type="string" office:string-value="Team Size" calcext:value-type="string">
            <text:p>Team Size</text:p>
          </table:table-cell>
          <table:table-cell/>
          <table:table-cell table:style-name="ce6" table:formula="of:=[Sheet1.C12]" office:value-type="string" office:string-value="meals" calcext:value-type="string">
            <text:p>meals</text:p>
          </table:table-cell>
          <table:table-cell table:style-name="ce18" table:formula="of:=[Sheet1.B12]" office:value-type="string" office:string-value="Meals" calcext:value-type="string">
            <text:p>Meals</text:p>
          </table:table-cell>
          <table:table-cell table:number-columns-repeated="6"/>
        </table:table-row>
        <table:table-row table:style-name="ro1">
          <table:table-cell/>
          <table:table-cell table:style-name="ce6" table:formula="of:=[Sheet1.C64]" office:value-type="string" office:string-value="contacted" calcext:value-type="string">
            <text:p>contacted</text:p>
          </table:table-cell>
          <table:table-cell table:style-name="ce18" table:formula="of:=[Sheet1.B64]" office:value-type="string" office:string-value="Confirmation Date" calcext:value-type="string">
            <text:p>Confirmation Dat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1" office:value-type="string" calcext:value-type="string">
            <text:p>Additionals</text:p>
          </table:table-cell>
          <table:table-cell table:style-name="ce37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Roster</text:p>
          </table:table-cell>
          <table:table-cell table:style-name="ce20"/>
          <table:table-cell/>
          <table:table-cell table:style-name="ce9" office:value-type="string" calcext:value-type="string">
            <text:p>team</text:p>
          </table:table-cell>
          <table:table-cell office:value-type="string" calcext:value-type="string">
            <text:p>Team ID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teamid</text:p>
          </table:table-cell>
          <table:table-cell office:value-type="string" calcext:value-type="string">
            <text:p>Team ID</text:p>
          </table:table-cell>
          <table:table-cell/>
          <table:table-cell table:formula="of:=[Sheet1.C2]" office:value-type="string" office:string-value="addsamt" calcext:value-type="string">
            <text:p>addsamt</text:p>
          </table:table-cell>
          <table:table-cell table:formula="of:=[Sheet1.B2]" office:value-type="string" office:string-value="Additional" calcext:value-type="string">
            <text:p>Additional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volunteerid</text:p>
          </table:table-cell>
          <table:table-cell office:value-type="string" calcext:value-type="string">
            <text:p>Volunteer ID</text:p>
          </table:table-cell>
          <table:table-cell/>
          <table:table-cell table:style-name="ce6" table:formula="of:=[Sheet1.C3]" office:value-type="string" office:string-value="addsdesc" calcext:value-type="string">
            <text:p>addsdesc</text:p>
          </table:table-cell>
          <table:table-cell table:style-name="ce18" table:formula="of:=[Sheet1.B3]" office:value-type="string" office:string-value="Additional Type" calcext:value-type="string">
            <text:p>Additional Type</text:p>
          </table:table-cell>
          <table:table-cell table:number-columns-repeated="6"/>
        </table:table-row>
        <table:table-row table:style-name="ro1">
          <table:table-cell/>
          <table:table-cell table:formula="of:=[Sheet1.C44]" office:value-type="string" office:string-value="age" calcext:value-type="string">
            <text:p>age</text:p>
          </table:table-cell>
          <table:table-cell table:formula="of:=[Sheet1.B44]" office:value-type="string" office:string-value="Age at visit" calcext:value-type="string">
            <text:p>Age at visi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0" table:formula="of:=[Sheet1.C45]" office:value-type="string" office:string-value="room" calcext:value-type="string">
            <text:p>room</text:p>
          </table:table-cell>
          <table:table-cell table:style-name="ce21" table:formula="of:=[Sheet1.B45]" office:value-type="string" office:string-value="Room Assigned" calcext:value-type="string">
            <text:p>Room Assigned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forms <text:s text:c="6"/>1</text:p>
          </table:table-cell>
          <table:table-cell table:style-name="ce10" office:value-type="string" calcext:value-type="string">
            <text:p>forms.1</text:p>
          </table:table-cell>
          <table:table-cell table:style-name="ce22" table:formula="of:=[Sheet1.B46]" office:value-type="string" office:string-value="Liability Forms" calcext:value-type="string">
            <text:p>Liability Forms</text:p>
          </table:table-cell>
          <table:table-cell/>
          <table:table-cell table:style-name="ce32" office:value-type="string" calcext:value-type="string">
            <text:p>Payments</text:p>
          </table:table-cell>
          <table:table-cell table:style-name="ce38"/>
          <table:table-cell table:number-columns-repeated="6"/>
        </table:table-row>
        <table:table-row table:style-name="ro1">
          <table:table-cell office:value-type="string" calcext:value-type="string">
            <text:p>Bitmask <text:s text:c="3"/>2</text:p>
          </table:table-cell>
          <table:table-cell table:style-name="ce10" office:value-type="string" calcext:value-type="string">
            <text:p>forms.2</text:p>
          </table:table-cell>
          <table:table-cell table:style-name="ce22" table:formula="of:=[Sheet1.B47]" office:value-type="string" office:string-value="Medical Forms" calcext:value-type="string">
            <text:p>Medical Forms</text:p>
          </table:table-cell>
          <table:table-cell/>
          <table:table-cell table:formula="of:=[Sheet1.C23]" office:value-type="string" office:string-value="id" calcext:value-type="string">
            <text:p>id</text:p>
          </table:table-cell>
          <table:table-cell table:formula="of:=[Sheet1.B23]" office:value-type="string" office:string-value="Payment ID" calcext:value-type="string">
            <text:p>Payment 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 <text:s text:c="11"/>4</text:p>
          </table:table-cell>
          <table:table-cell table:style-name="ce10" office:value-type="string" calcext:value-type="string">
            <text:p>forms.4</text:p>
          </table:table-cell>
          <table:table-cell table:style-name="ce22" table:formula="of:=[Sheet1.B48]" office:value-type="string" office:string-value="Youth Covenant" calcext:value-type="string">
            <text:p>Youth Covenant</text:p>
          </table:table-cell>
          <table:table-cell/>
          <table:table-cell table:style-name="ce9" table:formula="of:=[Sheet1.C26]" office:value-type="string" office:string-value="team" calcext:value-type="string">
            <text:p>team</text:p>
          </table:table-cell>
          <table:table-cell table:formula="of:=[Sheet1.B26]" office:value-type="string" office:string-value="Team ID" calcext:value-type="string">
            <text:p>Team I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forms.8</text:p>
          </table:table-cell>
          <table:table-cell table:style-name="ce23" office:value-type="string" calcext:value-type="string">
            <text:p>Background check</text:p>
          </table:table-cell>
          <table:table-cell/>
          <table:table-cell table:formula="of:=[Sheet1.C21]" office:value-type="string" office:string-value="transaction" calcext:value-type="string">
            <text:p>transaction</text:p>
          </table:table-cell>
          <table:table-cell table:formula="of:=[Sheet1.B21]" office:value-type="string" office:string-value="Check #" calcext:value-type="string">
            <text:p>Check #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forms.16</text:p>
          </table:table-cell>
          <table:table-cell table:style-name="ce22" table:formula="of:=[Sheet1.B49]" office:value-type="string" office:string-value="Model release" calcext:value-type="string">
            <text:p>Model release</text:p>
          </table:table-cell>
          <table:table-cell/>
          <table:table-cell table:formula="of:=[Sheet1.C22]" office:value-type="string" office:string-value="payver" calcext:value-type="string">
            <text:p>payver</text:p>
          </table:table-cell>
          <table:table-cell table:formula="of:=[Sheet1.B22]" office:value-type="string" office:string-value="Payment Rcvr" calcext:value-type="string">
            <text:p>Payment Rcvr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forms.32</text:p>
          </table:table-cell>
          <table:table-cell table:style-name="ce24" office:value-type="string" calcext:value-type="string">
            <text:p>Safety briefing</text:p>
          </table:table-cell>
          <table:table-cell/>
          <table:table-cell table:formula="of:=[Sheet1.C27]" office:value-type="string" office:string-value="processing" calcext:value-type="string">
            <text:p>processing</text:p>
          </table:table-cell>
          <table:table-cell table:formula="of:=[Sheet1.B27]" office:value-type="string" office:string-value="Is Processing?" calcext:value-type="string">
            <text:p>Is Processing?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24]" office:value-type="string" office:string-value="amount" calcext:value-type="string">
            <text:p>amount</text:p>
          </table:table-cell>
          <table:table-cell table:formula="of:=[Sheet1.B24]" office:value-type="string" office:string-value="Payment Amount" calcext:value-type="string">
            <text:p>Payment Amount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hurch</text:p>
          </table:table-cell>
          <table:table-cell table:style-name="ce25"/>
          <table:table-cell/>
          <table:table-cell table:style-name="ce6" table:formula="of:=[Sheet1.C25]" office:value-type="string" office:string-value="paydate" calcext:value-type="string">
            <text:p>paydate</text:p>
          </table:table-cell>
          <table:table-cell table:style-name="ce18" table:formula="of:=[Sheet1.B25]" office:value-type="string" office:string-value="Payment Date" calcext:value-type="string">
            <text:p>Payment Date</text:p>
          </table:table-cell>
          <table:table-cell table:number-columns-repeated="6"/>
        </table:table-row>
        <table:table-row table:style-name="ro1">
          <table:table-cell/>
          <table:table-cell table:formula="of:=[Sheet1.C13]" office:value-type="string" office:string-value="id" calcext:value-type="string">
            <text:p>id</text:p>
          </table:table-cell>
          <table:table-cell table:formula="of:=[Sheet1.B13]" office:value-type="string" office:string-value="Church ID" calcext:value-type="string">
            <text:p>Church ID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14]" office:value-type="string" office:string-value="name" calcext:value-type="string">
            <text:p>name</text:p>
          </table:table-cell>
          <table:table-cell table:formula="of:=[Sheet1.B14]" office:value-type="string" office:string-value="Church name" calcext:value-type="string">
            <text:p>Church name</text:p>
          </table:table-cell>
          <table:table-cell/>
          <table:table-cell table:style-name="ce33" office:value-type="string" calcext:value-type="string">
            <text:p>Weeks</text:p>
          </table:table-cell>
          <table:table-cell table:style-name="ce39"/>
          <table:table-cell table:number-columns-repeated="6"/>
        </table:table-row>
        <table:table-row table:style-name="ro1">
          <table:table-cell/>
          <table:table-cell table:formula="of:=[Sheet1.C15]" office:value-type="string" office:string-value="churchphone" calcext:value-type="string">
            <text:p>churchphone</text:p>
          </table:table-cell>
          <table:table-cell table:formula="of:=[Sheet1.B15]" office:value-type="string" office:string-value="Church phone #" calcext:value-type="string">
            <text:p>Church phone #</text:p>
          </table:table-cell>
          <table:table-cell/>
          <table:table-cell table:formula="of:=[Sheet1.C77]" office:value-type="string" office:string-value="id" calcext:value-type="string">
            <text:p>id</text:p>
          </table:table-cell>
          <table:table-cell table:formula="of:=[Sheet1.B77]" office:value-type="string" office:string-value="Week ID (durable)" calcext:value-type="string">
            <text:p>Week ID (durable)</text:p>
          </table:table-cell>
          <table:table-cell table:number-columns-repeated="6"/>
        </table:table-row>
        <table:table-row table:style-name="ro1">
          <table:table-cell/>
          <table:table-cell table:style-name="ce14" table:formula="of:=[Sheet1.C16]" office:value-type="string" office:string-value="address" calcext:value-type="string">
            <text:p>address</text:p>
          </table:table-cell>
          <table:table-cell table:style-name="ce18" table:formula="of:=[Sheet1.B16]" office:value-type="string" office:string-value="Church address" calcext:value-type="string">
            <text:p>Church address</text:p>
          </table:table-cell>
          <table:table-cell/>
          <table:table-cell table:formula="of:=[Sheet1.C78]" office:value-type="string" office:string-value="week" calcext:value-type="string">
            <text:p>week</text:p>
          </table:table-cell>
          <table:table-cell table:formula="of:=[Sheet1.B78]" office:value-type="string" office:string-value="Week # (in year)" calcext:value-type="string">
            <text:p>Week # (in year)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79]" office:value-type="string" office:string-value="start" calcext:value-type="string">
            <text:p>start</text:p>
          </table:table-cell>
          <table:table-cell table:formula="of:=[Sheet1.B79]" office:value-type="string" office:string-value="Start Date" calcext:value-type="string">
            <text:p>Start Dat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ce6" table:formula="of:=[Sheet1.C80]" office:value-type="string" office:string-value="end" calcext:value-type="string">
            <text:p>end</text:p>
          </table:table-cell>
          <table:table-cell table:style-name="ce18" table:formula="of:=[Sheet1.B80]" office:value-type="string" office:string-value="End Date" calcext:value-type="string">
            <text:p>End Date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Meta</text:p>
          </table:table-cell>
          <table:table-cell table:style-name="ce26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formula="of:=[Sheet1.C17]" office:value-type="string" office:string-value="wkcap" calcext:value-type="string">
            <text:p>wkcap</text:p>
          </table:table-cell>
          <table:table-cell table:formula="of:=[Sheet1.B17]" office:value-type="string" office:string-value="Weekly Cap" calcext:value-type="string">
            <text:p>Weekly Ca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formula="of:=[Sheet1.C18]" office:value-type="string" office:string-value="wkmax" calcext:value-type="string">
            <text:p>wkmax</text:p>
          </table:table-cell>
          <table:table-cell table:formula="of:=[Sheet1.B18]" office:value-type="string" office:string-value="Weekly Max" calcext:value-type="string">
            <text:p>Weekly Max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formula="of:=[Sheet1.C19]" office:value-type="string" office:string-value="rvmax" calcext:value-type="string">
            <text:p>rvmax</text:p>
          </table:table-cell>
          <table:table-cell table:formula="of:=[Sheet1.B19]" office:value-type="string" office:string-value="Max RV Slips" calcext:value-type="string">
            <text:p>Max RV Slips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office:value-type="string" calcext:value-type="string">
            <text:p>capflex</text:p>
          </table:table-cell>
          <table:table-cell office:value-type="string" calcext:value-type="string">
            <text:p>Cap Flexibility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style-name="ce6" table:formula="of:=[Sheet1.C20]" office:value-type="string" office:string-value="apmax" calcext:value-type="string">
            <text:p>apmax</text:p>
          </table:table-cell>
          <table:table-cell table:style-name="ce18" table:formula="of:=[Sheet1.B20]" office:value-type="string" office:string-value="Max Apartments" calcext:value-type="string">
            <text:p>Max Apartments</text:p>
          </table:table-cell>
          <table:table-cell/>
          <table:table-cell table:style-name="Default" table:number-columns-repeated="2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K8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09:59:03.551305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4:35:19.865149568</meta:creation-date>
    <dc:date>2017-03-31T10:25:59.140660419</dc:date>
    <meta:editing-duration>PT8H12M18S</meta:editing-duration>
    <meta:editing-cycles>39</meta:editing-cycles>
    <meta:generator>LibreOffice/4.3.3.2$Linux_x86 LibreOffice_project/430m0$Build-2</meta:generator>
    <meta:document-statistic meta:table-count="2" meta:cell-count="582" meta:object-count="0"/>
  </office:meta>
</office:document-meta>
</file>